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ru" fo:country="RU"/>
    </style:style>
    <style:style style:name="P2" style:family="paragraph" style:parent-style-name="Standard">
      <style:text-properties style:font-name="Times New Roman" fo:language="ru" fo:country="RU"/>
    </style:style>
    <style:style style:name="P3" style:family="paragraph" style:parent-style-name="Heading">
      <style:text-properties style:font-name="Times New Roman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 style:list-style-name="L1">
      <style:text-properties style:font-name="Times New Roman"/>
    </style:style>
    <style:style style:name="T1" style:family="text">
      <style:text-properties officeooo:rsid="000a04ff"/>
    </style:style>
    <style:style style:name="T2" style:family="text">
      <style:text-properties fo:language="ru" fo:country="RU" officeooo:rsid="000a04ff"/>
    </style:style>
    <style:style style:name="T3" style:family="text">
      <style:text-properties fo:language="ru" fo:country="RU" officeooo:rsid="000b452e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a8f0d"/>
    </style:style>
    <style:style style:name="T6" style:family="text">
      <style:text-properties fo:language="ru" fo:country="RU" officeooo:rsid="0009d635"/>
    </style:style>
    <style:style style:name="T7" style:family="text">
      <style:text-properties officeooo:rsid="0009d63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каз «Пасхалка для <text:span text:style-name="T1">калькулятора</text:span>»</text:p>
      <text:p text:style-name="P2"/>
      <text:p text:style-name="P3">Доработка C# проекта: Секретный режим самоуничтожения <text:span text:style-name="T2">калькулятора</text:span></text:p>
      <text:p text:style-name="P4"/>
      <text:p text:style-name="P4">ТЗ такое:</text:p>
      <text:list text:style-name="L1">
        <text:list-item>
          <text:p text:style-name="P5">Добавить кнопку, которая активирует режим <text:span text:style-name="T3">отсчета до взрыва</text:span>.</text:p>
        </text:list-item>
        <text:list-item>
          <text:p text:style-name="P5">Визуал:<text:span text:style-name="T4"> </text:span><text:span text:style-name="T5">Поле с отсчетом (там где раньше был ввод цифр)</text:span><text:span text:style-name="T6"> </text:span><text:span text:style-name="T4">переключа</text:span><text:span text:style-name="T6">ю</text:span><text:span text:style-name="T4">тся</text:span> на красный цвет,<text:span text:style-name="T4"> </text:span><text:span text:style-name="T6">всё</text:span><text:span text:style-name="T4"> </text:span>лишн<text:span text:style-name="T6">ее</text:span> (операции, второе число) скрываются.</text:p>
        </text:list-item>
        <text:list-item>
          <text:p text:style-name="P5">Аудио: Нужен зацикленный звук сирены и тиканье часов <text:span text:style-name="T6">во время отсчета</text:span>.</text:p>
        </text:list-item>
        <text:list-item>
          <text:p text:style-name="P5">Логика: Обратный отсчет от 60.</text:p>
          <text:list>
            <text:list-item>
              <text:p text:style-name="P5">Если таймер доходит до 0: звук ядерного взрыва, <text:span text:style-name="T6">и показываеться взрыв</text:span> и приложение закрывается <text:span text:style-name="T6">после взрыва</text:span>.</text:p>
            </text:list-item>
            <text:list-item>
              <text:p text:style-name="P5">Деактивация: Пользователь должен ввести<text:span text:style-name="T4"> </text:span><text:span text:style-name="T6">код</text:span><text:span text:style-name="T4"> </text:span>"25565" (это важно!) в поле дисплея <text:span text:style-name="T6">калькулятора</text:span>. Если код верный<text:span text:style-name="T4"> </text:span><text:span text:style-name="T6">то прогрываем</text:span><text:span text:style-name="T4"> </text:span>звук <text:span text:style-name="T7">bomb has been</text:span> defuse<text:span text:style-name="T7">d</text:span>, таймер стопается, интерфейс очищается и становится обычным.<text:line-break/>Все ассеты (звуки mp3/wav и иконки) я скину.»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8:52:55.055902900</meta:creation-date>
    <dc:date>2025-11-21T09:04:45.538221200</dc:date>
    <meta:editing-duration>PT11M49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9" meta:word-count="116" meta:character-count="776" meta:non-whitespace-character-count="675"/>
  </office:meta>
</office:document-meta>
</file>